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503" officeooo:paragraph-rsid="00176503"/>
    </style:style>
    <style:style style:name="P2" style:family="paragraph" style:parent-style-name="Standard" style:list-style-name="L1">
      <style:text-properties officeooo:rsid="00176503" officeooo:paragraph-rsid="00176503"/>
    </style:style>
    <style:style style:name="P3" style:family="paragraph" style:parent-style-name="Standard" style:list-style-name="L2">
      <style:text-properties officeooo:rsid="00176503" officeooo:paragraph-rsid="00176503"/>
    </style:style>
    <style:style style:name="P4" style:family="paragraph" style:parent-style-name="Standard">
      <style:text-properties style:text-underline-style="solid" style:text-underline-width="auto" style:text-underline-color="font-color" officeooo:rsid="00176503" officeooo:paragraph-rsid="00176503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3"/>1. <text:s text:c="5"/></text:span>Valves Types</text:p>
      <text:p text:style-name="P1"></text:p>
      <text:list xml:id="list4133437078989320142" text:style-name="L2">
        <text:list-item>
          <text:p text:style-name="P3">Air Release / Vacuum Valves</text:p>
        </text:list-item>
        <text:list-item>
          <text:p text:style-name="P3">Automatic Control Valves</text:p>
        </text:list-item>
        <text:list-item>
          <text:p text:style-name="P3">Altitude Control Valves</text:p>
        </text:list-item>
        <text:list-item>
          <text:p text:style-name="P3">Back Pressure</text:p>
        </text:list-item>
        <text:list-item>
          <text:p text:style-name="P3">Cycle Gard®</text:p>
        </text:list-item>
        <text:list-item>
          <text:p text:style-name="P3">Float Valve</text:p>
        </text:list-item>
        <text:list-item>
          <text:p text:style-name="P3">Flow Control Valves</text:p>
        </text:list-item>
        <text:list-item>
          <text:p text:style-name="P3">Hydraulic Control Valves</text:p>
        </text:list-item>
        <text:list-item>
          <text:p text:style-name="P3">Pressure Reducing Valves</text:p>
        </text:list-item>
        <text:list-item>
          <text:p text:style-name="P3">Pressure Relief Valves</text:p>
        </text:list-item>
        <text:list-item>
          <text:p text:style-name="P3">Pump Control Valves</text:p>
        </text:list-item>
        <text:list-item>
          <text:p text:style-name="P3">Solenoid Control Valves</text:p>
        </text:list-item>
        <text:list-item>
          <text:p text:style-name="P3">Surge Arrestor</text:p>
        </text:list-item>
        <text:list-item>
          <text:p text:style-name="P3">Accessories</text:p>
        </text:list-item>
        <text:list-item>
          <text:p text:style-name="P3">Electronic Control Valves</text:p>
        </text:list-item>
      </text:list>
      <text:list xml:id="list3972416298002397622" text:style-name="L1">
        <text:list-item>
          <text:p text:style-name="P2">Control Valves</text:p>
        </text:list-item>
        <text:list-item>
          <text:p text:style-name="P2">Backflow Preventers</text:p>
        </text:list-item>
        <text:list-item>
          <text:p text:style-name="P2">Ball Valves</text:p>
        </text:list-item>
        <text:list-item>
          <text:p text:style-name="P2">Break Off Plugs</text:p>
        </text:list-item>
        <text:list-item>
          <text:p text:style-name="P2">Butterfly Valves</text:p>
        </text:list-item>
        <text:list-item>
          <text:p text:style-name="P2">Check Valves</text:p>
        </text:list-item>
        <text:list-item>
          <text:p text:style-name="P2">Cycle Gard®</text:p>
        </text:list-item>
        <text:list-item>
          <text:p text:style-name="P2">Foot Valves</text:p>
        </text:list-item>
        <text:list-item>
          <text:p text:style-name="P2">Gate Valves</text:p>
        </text:list-item>
        <text:list-item>
          <text:p text:style-name="P2">VFD Pumps</text:p>
        </text:list-item>
        <text:list-item>
          <text:p text:style-name="P2">Paint SPEC</text:p>
        </text:list-item>
        <text:list-item>
          <text:p text:style-name="P2">Pressure Reducing Valves</text:p>
        </text:list-item>
        <text:list-item>
          <text:p text:style-name="P2">Unleaded Strainers</text:p>
        </text:list-item>
      </text:list>
      <text:p text:style-name="P1"/>
      <text:p text:style-name="P1"/>
      <text:p text:style-name="P1">2.Wires</text:p>
      <text:p text:style-name="P1"/>
      <text:p text:style-name="P1">3.Sensors</text:p>
      <text:p text:style-name="P1"/>
      <text:p text:style-name="P1">4.Relay, Resistors</text:p>
      <text:p text:style-name="P1"/>
      <text:p text:style-name="P1">5.Alarm</text:p>
      <text:p text:style-name="P1"/>
      <text:p text:style-name="P1">6.Integrated Chips</text:p>
      <text:p text:style-name="P1"/>
      <text:p text:style-name="P1">7.Timer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1:57:08.670830174</meta:creation-date>
    <dc:date>2015-08-08T12:03:01.333849747</dc:date>
    <meta:editing-duration>P0D</meta:editing-duration>
    <meta:editing-cycles>1</meta:editing-cycles>
    <meta:document-statistic meta:table-count="0" meta:image-count="0" meta:object-count="0" meta:page-count="1" meta:paragraph-count="36" meta:word-count="108" meta:character-count="618" meta:non-whitespace-character-count="535"/>
    <meta:generator>LibreOffice/4.2.8.2$Linux_x86 LibreOffice_project/420m0$Build-2</meta:generator>
  </office:meta>
</office:document-meta>
</file>